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ccb3" officeooo:paragraph-rsid="001fccb3"/>
    </style:style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paragraph-rsid="001fccb3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paragraph-rsid="00232502"/>
    </style:style>
    <style:style style:name="P6" style:family="paragraph" style:parent-style-name="Text_20_body" style:list-style-name="L4"/>
    <style:style style:name="P7" style:family="paragraph" style:parent-style-name="Text_20_body">
      <style:text-properties officeooo:rsid="001fccb3" officeooo:paragraph-rsid="001fccb3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paragraph-rsid="00215764"/>
    </style:style>
    <style:style style:name="P10" style:family="paragraph" style:parent-style-name="Text_20_body" style:list-style-name="L10"/>
    <style:style style:name="P11" style:family="paragraph" style:parent-style-name="Text_20_body">
      <style:text-properties officeooo:paragraph-rsid="00215764"/>
    </style:style>
    <style:style style:name="T1" style:family="text">
      <style:text-properties officeooo:rsid="001fccb3"/>
    </style:style>
    <style:style style:name="T2" style:family="text">
      <style:text-properties officeooo:rsid="0021576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: Crear un programa en consola que simule el funcionamiento de un cajero automático.</text:p>
      <text:p text:style-name="P1"/>
      <text:p text:style-name="P1">Requisitos:</text:p>
      <text:p text:style-name="P1"/>
      <text:p text:style-name="P1">1. El sistema debe mostrar un menú con las siguientes opciones:</text:p>
      <text:p text:style-name="P1"/>
      <text:p text:style-name="P1"><text:s/><text:tab/>1. Consultar saldo</text:p>
      <text:p text:style-name="P1"><text:tab/>2. Depositar dinero</text:p>
      <text:p text:style-name="P1"><text:tab/>3. Retirar dinero</text:p>
      <text:p text:style-name="P1"><text:tab/>4. Salir</text:p>
      <text:p text:style-name="P1"/>
      <text:p text:style-name="P1">2. El saldo inicial del usuario será de $1.000.000 de pesos colombianos.</text:p>
      <text:p text:style-name="P1">3. Cuando el usuario elija una opción:</text:p>
      <text:p text:style-name="P1"/>
      <text:list text:style-name="L2">
        <text:list-item>
          <text:p text:style-name="P3"><text:span text:style-name="Strong_20_Emphasis">Consultar saldo</text:span>: mostrar el saldo actual.</text:p>
        </text:list-item>
        <text:list-item>
          <text:p text:style-name="P2"><text:span text:style-name="Strong_20_Emphasis">Depositar dinero</text:span>: pedir el monto a depositar y sumarlo al saldo.</text:p>
        </text:list-item>
      </text:list>
      <text:list text:style-name="L3">
        <text:list-item>
          <text:p text:style-name="P4"><text:span text:style-name="Strong_20_Emphasis">Retirar dinero</text:span>: pedir el monto a retirar y restarlo del saldo <text:span text:style-name="Strong_20_Emphasis">solo si hay suficiente dinero</text:span>.</text:p>
        </text:list-item>
        <text:list-item>
          <text:p text:style-name="P5">Retirar dinero <text:span text:style-name="Strong_20_Emphasis">nunca debe permitir saldo negativo</text:span>.</text:p>
        </text:list-item>
      </text:list>
      <text:list text:style-name="L4">
        <text:list-item>
          <text:p text:style-name="P6"><text:span text:style-name="Strong_20_Emphasis">Salir</text:span>: terminar el programa con un mensaje de despedida.</text:p>
        </text:list-item>
      </text:list>
      <text:p text:style-name="P7">4. El menu debe repetirse hasta que el usuario elija la opción de salir</text:p>
      <text:p text:style-name="P7"/>
      <text:p text:style-name="P7">Chicos recuerden que la solución se hará en el entorno de trabajo correspondientes a su ruta de trabajo(c#, java, node, ts).</text:p>
      <text:p text:style-name="P7"/>
      <text:p text:style-name="P11"><text:span text:style-name="T1">Nivel extra.</text:span></text:p>
      <text:p text:style-name="P11">Agregar la opción <text:span text:style-name="Strong_20_Emphasis">5. Avance de dinero</text:span> con las siguientes reglas:</text:p>
      <text:list text:style-name="L6">
        <text:list-item>
          <text:p text:style-name="P9">El usuario puede pedir un monto como avance <text:span text:style-name="Strong_20_Emphasis">aunque no tenga saldo suficiente</text:span>.</text:p>
        </text:list-item>
        <text:list-item>
          <text:p text:style-name="P8">Ese monto se suma a su saldo.</text:p>
        </text:list-item>
        <text:list-item>
          <text:p text:style-name="P8">Solo a través de la opción <text:span text:style-name="Strong_20_Emphasis">Avance de dinero</text:span> el saldo puede quedar en negativo.</text:p>
        </text:list-item>
      </text:list>
      <text:p text:style-name="Text_20_body"><text:span text:style-name="Strong_20_Emphasis">Estado de moroso:</text:span></text:p>
      <text:list text:style-name="L10">
        <text:list-item>
          <text:p text:style-name="P10">Si en algún momento el saldo baja de <text:span text:style-name="Strong_20_Emphasis">0</text:span>, mostrar un mensaje de advertencia:</text:p>
        </text:list-item>
      </text:list>
      <text:p text:style-name="Text_20_body"><text:tab/><text:span text:style-name="T2">console.log(“Saldo negativo, recuerda pagar el avance anteriormente realizado”);</text:span></text:p>
      <text:p text:style-name="P7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20:35:54.920911595</meta:creation-date>
    <dc:date>2025-09-03T21:00:40.286028653</dc:date>
    <meta:editing-duration>PT2M35S</meta:editing-duration>
    <meta:editing-cycles>1</meta:editing-cycles>
    <meta:document-statistic meta:table-count="0" meta:image-count="0" meta:object-count="0" meta:page-count="1" meta:paragraph-count="24" meta:word-count="222" meta:character-count="1283" meta:non-whitespace-character-count="1088"/>
    <meta:generator>LibreOffice/24.2.7.2$Linux_X86_64 LibreOffice_project/420$Build-2</meta:generator>
  </office:meta>
</office:document-meta>
</file>